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0.1945in" fo:text-align="center" style:justify-single-word="false">
        <style:tab-stops>
          <style:tab-stop style:position="0in"/>
        </style:tab-stops>
      </style:paragraph-properties>
      <style:text-properties fo:color="#000000" style:font-name="Bitstream Charter" fo:font-size="10pt" fo:language="es" fo:country="MX" style:letter-kerning="true" style:font-size-asian="10pt" style:font-name-complex="Bitstream Charter" style:font-size-complex="11pt"/>
    </style:style>
    <style:style style:name="P2" style:family="paragraph" style:parent-style-name="Standard">
      <style:paragraph-properties fo:line-height="120%">
        <style:tab-stops>
          <style:tab-stop style:position="0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P3" style:family="paragraph" style:parent-style-name="Standard">
      <style:paragraph-properties fo:line-height="120%">
        <style:tab-stops>
          <style:tab-stop style:position="0.1252in"/>
          <style:tab-stop style:position="5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5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6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P7" style:family="paragraph" style:parent-style-name="Standard">
      <style:paragraph-properties fo:line-height="120%">
        <style:tab-stops>
          <style:tab-stop style:position="4.5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 style:font-weight-complex="bold"/>
    </style:style>
    <style:style style:name="P8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9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0" style:family="paragraph" style:parent-style-name="Standard">
      <style:paragraph-properties fo:line-height="120%">
        <style:tab-stops>
          <style:tab-stop style:position="0.1252in"/>
          <style:tab-stop style:position="4.010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1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2" style:family="paragraph" style:parent-style-name="Standard">
      <style:paragraph-properties fo:line-height="120%">
        <style:tab-stops>
          <style:tab-stop style:position="0.1252in"/>
        </style:tab-stops>
      </style:paragraph-properties>
    </style:style>
    <style:style style:name="P13" style:family="paragraph" style:parent-style-name="Standard">
      <style:paragraph-properties fo:line-height="120%">
        <style:tab-stops>
          <style:tab-stop style:position="0.1252in"/>
          <style:tab-stop style:position="4.25in"/>
          <style:tab-stop style:position="5.25in"/>
        </style:tab-stops>
      </style:paragraph-properties>
    </style:style>
    <style:style style:name="P14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</style:style>
    <style:style style:name="P15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17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8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9" style:family="paragraph" style:parent-style-name="Standard">
      <style:paragraph-properties fo:margin-left="0in" fo:margin-right="0in" fo:margin-top="0in" fo:margin-bottom="0.1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0" style:family="paragraph" style:parent-style-name="Standard">
      <style:paragraph-properties fo:margin-left="0in" fo:margin-right="0in" fo:margin-top="0in" fo:margin-bottom="0.1in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bold" style:font-size-asian="12pt" style:font-weight-asian="bold" style:font-name-complex="Bitstream Charter" style:font-size-complex="12pt" style:font-weight-complex="bold"/>
    </style:style>
    <style:style style:name="P21" style:family="paragraph" style:parent-style-name="Standard" style:master-page-name="">
      <style:paragraph-properties fo:margin-left="0in" fo:margin-right="0in" fo:line-height="120%" fo:orphans="2" fo:widows="2" fo:hyphenation-ladder-count="no-limit" fo:text-indent="-0.1252in" style:auto-text-indent="false" style:page-number="auto" style:writing-mode="lr-tb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-0.1252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fo:language="es" fo:country="MX" style:letter-kerning="true" style:font-size-asian="12pt" style:font-name-complex="Bitstream Charter" style:font-size-complex="12pt"/>
    </style:style>
    <style:style style:name="P23" style:family="paragraph" style:parent-style-name="Standard">
      <style:paragraph-properties fo:margin-top="0.0835in" fo:margin-bottom="0.111in" fo:line-height="120%" fo:padding-left="0in" fo:padding-right="0in" fo:padding-top="0.0138in" fo:padding-bottom="0.0138in" fo:border-left="none" fo:border-right="none" fo:border-top="0.0102in solid #000000" fo:border-bottom="0.0035in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4" style:family="paragraph" style:parent-style-name="Standard">
      <style:paragraph-properties fo:margin-left="0in" fo:margin-right="0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P25" style:family="paragraph" style:parent-style-name="Standard">
      <style:paragraph-properties fo:margin-left="0in" fo:margin-right="0in" fo:margin-top="0in" fo:margin-bottom="0.1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6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</style:style>
    <style:style style:name="P27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</style:style>
    <style:style style:name="P28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29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0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1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2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3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4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P35" style:family="paragraph" style:parent-style-name="Standard">
      <style:paragraph-properties fo:margin-left="0in" fo:margin-right="0in" fo:margin-top="0in" fo:margin-bottom="0.1in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6" style:family="paragraph" style:parent-style-name="Standard">
      <style:paragraph-properties fo:margin-left="0in" fo:margin-right="0in" fo:margin-top="0in" fo:margin-bottom="0.1in" fo:line-height="120%" fo:text-indent="0.0102in" style:auto-text-indent="false">
        <style:tab-stops>
          <style:tab-stop style:position="0in"/>
          <style:tab-stop style:position="0.1252in"/>
        </style:tab-stops>
      </style:paragraph-properties>
    </style:style>
    <style:style style:name="P37" style:family="paragraph" style:parent-style-name="Standard">
      <style:paragraph-properties fo:margin-left="0in" fo:margin-right="0in" fo:margin-top="0in" fo:margin-bottom="0.1in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8" style:family="paragraph" style:parent-style-name="Standard">
      <style:paragraph-properties fo:margin-left="0in" fo:margin-right="0in" fo:line-height="120%" fo:text-indent="-0.010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39" style:family="paragraph" style:parent-style-name="Standard">
      <style:paragraph-properties fo:margin-top="0.1in" fo:margin-bottom="0in"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40" style:family="paragraph" style:parent-style-name="Standard" style:master-page-name="">
      <style:paragraph-properties fo:margin-top="0in" fo:margin-bottom="0.1098in" fo:line-height="120%" style:page-number="auto" fo:break-before="page" fo:background-color="transparent" fo:padding-left="0in" fo:padding-right="0in" fo:padding-top="0.0138in" fo:padding-bottom="0.0138in" fo:border-left="none" fo:border-right="none" fo:border-top="0.0102in solid #000000" fo:border-bottom="0.0035in solid #808080" style:shadow="none">
        <style:tab-stops>
          <style:tab-stop style:position="0.1252in"/>
        </style:tab-stops>
        <style:background-image/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41" style:family="paragraph" style:parent-style-name="Heading" style:master-page-name="Standard">
      <style:paragraph-properties fo:line-height="0.1945in" style:page-number="auto">
        <style:tab-stops>
          <style:tab-stop style:position="0in"/>
        </style:tab-stops>
      </style:paragraph-properties>
      <style:text-properties fo:color="#000000" style:font-name="Bitstream Charter" fo:font-size="18pt" fo:letter-spacing="0.028in" style:letter-kerning="true" style:font-size-asian="18pt" style:font-name-complex="Bitstream Charter" style:font-size-complex="18pt"/>
    </style:style>
    <style:style style:name="T1" style:family="text">
      <style:text-properties style:font-name="Bitstream Charter" fo:font-size="9pt" style:font-size-asian="9pt" style:font-name-complex="Bitstream Charter" style:font-size-complex="9pt"/>
    </style:style>
    <style:style style:name="T2" style:family="text">
      <style:text-properties fo:font-size="9pt" style:font-size-asian="9pt" style:font-name-complex="Garamond" style:font-size-complex="9pt"/>
    </style:style>
    <style:style style:name="T3" style:family="text">
      <style:text-properties fo:color="#000000" style:font-name="Bitstream Charter" fo:font-size="12pt" fo:language="es" fo:country="MX" fo:font-style="italic" style:letter-kerning="true" style:font-size-asian="12pt" style:font-style-asian="italic" style:font-name-complex="Bitstream Charter" style:font-size-complex="12pt" style:font-style-complex="italic"/>
    </style:style>
    <style:style style:name="T4" style:family="text">
      <style:text-properties fo:color="#000000" style:font-name="Bitstream Charter" fo:font-size="12pt" fo:language="es" fo:country="MX" fo:font-style="normal" style:letter-kerning="true" style:font-size-asian="12pt" style:font-style-asian="normal" style:font-name-complex="Bitstream Charter" style:font-size-complex="12pt" style:font-style-complex="normal"/>
    </style:style>
    <style:style style:name="T5" style:family="text">
      <style:text-properties fo:color="#000000" style:font-name="Bitstream Charter" fo:font-size="12pt" fo:language="es" fo:country="MX" fo:font-style="normal" style:text-underline-style="none" style:letter-kerning="true" style:font-size-asian="12pt" style:font-style-asian="normal" style:font-name-complex="Bitstream Charter" style:font-size-complex="12pt" style:font-style-complex="normal"/>
    </style:style>
    <style:style style:name="T6" style:family="text"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T7" style:family="text"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T8" style:family="text"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T9" style:family="text">
      <style:text-properties fo:color="#000000" style:font-name="Bitstream Charter" fo:font-size="12pt" style:letter-kerning="true" style:font-size-asian="12pt" style:font-name-complex="Bitstream Charter" style:font-size-complex="12pt" style:font-weight-complex="bold"/>
    </style:style>
    <style:style style:name="T10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T11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T12" style:family="text"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T13" style:family="text">
      <style:text-properties style:letter-kerning="true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GRAY CALHOUN</text:p>
      <text:p text:style-name="P1"/>
      <text:p text:style-name="P1"/>
      <text:p text:style-name="P15"><text:span text:style-name="T3"><text:tab/>email: </text:span><text:span text:style-name="T4">gcalhoun@iastate.edu</text:span></text:p>
      <text:p text:style-name="P15"><text:span text:style-name="T3"><text:tab/>phone: </text:span><text:span text:style-name="T4">(858) 361-4248</text:span></text:p>
      <text:p text:style-name="P15"><text:span text:style-name="T3"><text:tab/>website</text:span><text:span text:style-name="T4">: http://</text:span><text:a xlink:type="simple" xlink:href="http://gray.clhn.org/"><text:span text:style-name="Internet_20_link"><text:span text:style-name="T5">gray.clhn.org</text:span></text:span></text:a></text:p>
      <text:p text:style-name="P15"><text:span text:style-name="T3"><text:tab/>last updated: </text:span><text:span text:style-name="T4"><text:date style:data-style-name="N84" text:date-value="2015-05-06T09:37:32">2015-05-06</text:date></text:span></text:p>
      <text:p text:style-name="P22"/>
      <text:p text:style-name="P23">EDUCATION</text:p>
      <text:p text:style-name="P13"><text:span text:style-name="T6">University of California, San Diego<text:tab/></text:span><text:span text:style-name="T7">2003 to 2009</text:span><text:span text:style-name="T8"><text:tab/></text:span></text:p>
      <text:p text:style-name="P5">PhD in Economics, 2009</text:p>
      <text:p text:style-name="P12"><text:span text:style-name="T8">MS in Statistics, 2006</text:span><text:span text:style-name="T10"><text:tab/></text:span></text:p>
      <text:p text:style-name="P26"><text:span text:style-name="T8">Thesis title: </text:span><text:span text:style-name="T11">Limit theory for overfit models </text:span></text:p>
      <text:p text:style-name="P28">Advisors: Graham Elliott and Allan Timmermann</text:p>
      <text:p text:style-name="P2"/>
      <text:p text:style-name="P14"><text:span text:style-name="T6">Tufts University<text:tab/></text:span><text:span text:style-name="T7">1997 to 2001</text:span></text:p>
      <text:p text:style-name="P3">BA in Mathematics, 2001</text:p>
      <text:p text:style-name="P6"/>
      <text:p text:style-name="P23">ACADEMIC POSITIONS</text:p>
      <text:p text:style-name="P14"><text:span text:style-name="T6">Iowa State University </text:span><text:span text:style-name="T8"><text:tab/></text:span><text:span text:style-name="T9">2009 to present</text:span></text:p>
      <text:p text:style-name="P7">Assistant Professor of Economics</text:p>
      <text:p text:style-name="P8"/>
      <text:p text:style-name="P23">GRANTS AND AWARDS</text:p>
      <text:p text:style-name="P35">Iowa State University Strategic Initiative, "Graphical Processing Units (GPU) for Parallel Computing," with Helle Bunzel, Jarad Niemi, and Mervyn Marasinghe, 2012. ($87,727.39)</text:p>
      <text:p text:style-name="P35">Walter P. Heller Award for Outstanding Third-Year Paper, UCSD Economics Department, 2006</text:p>
      <text:p text:style-name="P35"/>
      <text:p text:style-name="P23">PUBLICATIONS</text:p>
      <text:p text:style-name="P27"><text:span text:style-name="T8">Hypothesis testing in linear regression when </text:span><text:span text:style-name="T11">k</text:span><text:span text:style-name="T12">/</text:span><text:span text:style-name="T11">n</text:span><text:span text:style-name="T8"> is large. </text:span><text:span text:style-name="T11">Journal of Econometrics</text:span><text:span text:style-name="T8">, 165(2), 2011: 163–174. </text:span></text:p>
      <text:p text:style-name="P23"><text:soft-page-break/>WORKING PAPERS</text:p>
      <text:p text:style-name="P36"><text:span text:style-name="T8">Out-of-sample comparisons of overfit models. Working Paper 11002, Iowa State University, 2014 (revise and resubmit, </text:span><text:span text:style-name="T11">Quantitative Economics</text:span><text:span text:style-name="T8">)</text:span></text:p>
      <text:p text:style-name="P36"><text:span text:style-name="T8">Block bootstrap consistency under weak assumptions. Working Paper 11017, Iowa State University, 2014 (3rd revise and resubmit, </text:span><text:span text:style-name="T11">Econometric Theory</text:span><text:span text:style-name="T8">)</text:span></text:p>
      <text:p text:style-name="P36"><text:span text:style-name="T8">An asymptotically normal out-of-sample test based on mixed estimation windows. 2015 (revise and resubmit, </text:span><text:span text:style-name="T11">Econometrica</text:span><text:span text:style-name="T8">)</text:span></text:p>
      <text:p text:style-name="P36"><text:span text:style-name="T8">Improved stepdown methods for asymptotic control of generalized error rates. 2014 (revise and resubmit, </text:span><text:span text:style-name="T11">Journal of Econometrics</text:span><text:span text:style-name="T8">)</text:span></text:p>
      <text:p text:style-name="P36"><text:span text:style-name="T8">Causality in the Reinhart-Rogoff dataset, the plots thicken. 2015 (submitted to </text:span><text:span text:style-name="T11">Economic Letters</text:span><text:span text:style-name="T8">)</text:span></text:p>
      <text:p text:style-name="P37">Graphing better Impulse Response Functions for discrete-time linear models. 2015 (joint with Seth Pruitt)</text:p>
      <text:p text:style-name="P37">A simple block bootstrap for asymptotically normal out-of-sample test statistics. 2015</text:p>
      <text:p text:style-name="P17"/>
      <text:p text:style-name="P23">EXTERNAL PRESENTATIONS</text:p>
      <text:p text:style-name="P4">2015<text:tab/>University of Montreal; CIREQ Econometrics Conference (planned)</text:p>
      <text:p text:style-name="P4">2014<text:tab/>NBER Summer Institute (Forecasting &amp; Empirical Methods in Macro <text:tab/><text:tab/>&amp; Finance); Joint Statistical Meetings</text:p>
      <text:p text:style-name="P4">2013<text:tab/>NBER-NSF Time Series Conference (poster session); Annual <text:tab/><text:tab/><text:tab/>Meetings of the Midwest Econometrics Group</text:p>
      <text:p text:style-name="P4">2012<text:tab/>First Conference of the International Society for Non-Parametric<text:tab/><text:tab/>Statistics</text:p>
      <text:p text:style-name="P4">2011<text:tab/>NBER-NSF Time Series Conference; Annual Meetings of the Midwest</text:p>
      <text:p text:style-name="P4"><text:tab/><text:tab/>Econometrics Group</text:p>
      <text:p text:style-name="P4">2010<text:tab/>Annual Meetings of the Midwest Econometrics Group; Joint <text:tab/><text:tab/><text:tab/>Statistical Meetings; International Symposium on Forecasting; <text:tab/><text:tab/>Midwest Economics Association Annual Meetings</text:p>
      <text:p text:style-name="P4">2009<text:tab/>Federal Deposit Insurance Corporation; Iowa State University; <text:tab/><text:tab/>Federal Reserve Bank of Kansas City; Wayne State University.</text:p>
      <text:p text:style-name="P40">TEACHING</text:p>
      <text:p text:style-name="P38"><text:span text:style-name="T8">PhD Econometrics 1 (Team-Based Learning)<text:tab/></text:span><text:span text:style-name="T12">2014 to present</text:span></text:p>
      <text:p text:style-name="P38"><text:span text:style-name="T8">PhD Econometrics 1 (as traditional lectures)<text:tab/></text:span><text:span text:style-name="T12">2009 to 2013</text:span></text:p>
      <text:p text:style-name="P38"><text:span text:style-name="T8">PhD Macroeconometrics<text:tab/></text:span><text:span text:style-name="T12">2011 to present</text:span></text:p>
      <text:p text:style-name="P38"><text:span text:style-name="T8">Principles of Macroeconomics<text:tab/></text:span><text:span text:style-name="T12">2010 to present</text:span></text:p>
      <text:p text:style-name="P38"><text:span text:style-name="T8">Undergraduate Econometrics 3 (UCSD)<text:tab/></text:span><text:span text:style-name="T12">Spring 2009</text:span></text:p>
      <text:p text:style-name="P18"/>
      <text:p text:style-name="P23">GRADUATE STUDENT ADVISING</text:p>
      <text:p text:style-name="P19"><text:tab/>PhD students, Major Professor</text:p>
      <text:p text:style-name="P9">Anwen Yin, PhD Economics<text:tab/>2015 (planned)</text:p>
      <text:p text:style-name="P10">Co-advisor with Helle Bunzel</text:p>
      <text:p text:style-name="P11">Placement: Assistant Prof. of Economics at Texas A&amp;M International University</text:p>
      <text:p text:style-name="P39">Matt Simpson, PhD Economics and Statistics<text:tab/>2015 (planned)</text:p>
      <text:p text:style-name="P11">Co-advisor with Jarad Niemi</text:p>
      <text:p text:style-name="P11">Placement: Postdoc in Statistics at University of Missouri</text:p>
      <text:p text:style-name="P17"/>
      <text:p text:style-name="P20"><text:tab/>Graduate student committee membership</text:p>
      <text:p text:style-name="P34">Samantha Tyner, PhD Statistics<text:tab/>current student</text:p>
      <text:p text:style-name="P34">Carson Sievert, PhD Statistics<text:tab/>current student</text:p>
      <text:p text:style-name="P34">Yang He, PhD Economics<text:tab/>current student</text:p>
      <text:p text:style-name="P29">Ziran Li, PhD Economics<text:tab/><text:span text:style-name="T14">current student</text:span></text:p>
      <text:p text:style-name="P29">Soumnyadip Roy, PhD Economics<text:tab/><text:span text:style-name="T14">current student</text:span></text:p>
      <text:p text:style-name="P30">Zabid Iqbal, PhD Economics<text:tab/><text:span text:style-name="T14">current student</text:span></text:p>
      <text:p text:style-name="P31">Jessica Short, MS Statistics<text:tab/>2015 (planned)</text:p>
      <text:p text:style-name="P30">Xiying Liu, PhD Economics<text:tab/>2015 (planned)</text:p>
      <text:p text:style-name="P31">Matthew Clancy, PhD Economics<text:tab/>2015 (planned)</text:p>
      <text:p text:style-name="P31">Sam Helmich, MS Statistics<text:tab/>2015</text:p>
      <text:p text:style-name="P32">Deung-Yong Heo, PhD Economics<text:tab/><text:span text:style-name="T13">2015</text:span></text:p>
      <text:p text:style-name="P32">Yihui Xie, PhD Statistics<text:tab/>2013</text:p>
      <text:p text:style-name="P33">Nathan Zimmerman, MS Statistics<text:tab/>2013</text:p>
      <text:p text:style-name="P33">Jeremiah Richey, PhD Economics<text:tab/>2012</text:p>
      <text:p text:style-name="P33">Ozgu Serttas, PhD Economics<text:tab/>2010</text:p>
      <text:p text:style-name="P17"/>
      <text:p text:style-name="P23"><text:soft-page-break/>PROFESSIONAL SERVICE</text:p>
      <text:p text:style-name="P25"><text:tab/>Journal and handbook referee</text:p>
      <text:p text:style-name="P24"><text:tab/>American Journal of Agricultural Economics, Bernoulli, Communications in Statistics — Theory and Methods, Computational Statistics and Data Analysis, Econometrica, Economics Bulletin, Handbook of Economic Forecasting, International Journal of Forecasting, Journal of Business &amp; Economic Statistics, Manchester School</text:p>
      <text:p text:style-name="P16"/>
      <text:p text:style-name="P19"><text:tab/>University committees at Iowa State</text:p>
      <text:p text:style-name="P30">Faculty Representative Assembly Executive Committee<text:tab/>2014 to present</text:p>
      <text:p text:style-name="P29">Faculty Representative Assembly<text:tab/>2013 to present</text:p>
      <text:p text:style-name="P16"/>
      <text:p text:style-name="P19"><text:tab/>Departmental committees at Iowa State</text:p>
      <text:p text:style-name="P29">Agricultural economist hiring<text:tab/>2014 to 2015</text:p>
      <text:p text:style-name="P29">Environmental and resource economist hiring<text:tab/>2013 to 2014</text:p>
      <text:p text:style-name="P29">Computer support staff hiring<text:tab/>2012 to 2013</text:p>
      <text:p text:style-name="P29">Graduate Student Admissions<text:tab/>2009 to 2013</text:p>
      <text:p text:style-name="P29">Computer Committee<text:tab/>2009 to 2014</text:p>
      <text:p text:style-name="P16"/>
      <text:p text:style-name="P19"><text:tab/>Professional membership</text:p>
      <text:p text:style-name="P21"><text:tab/>American Economic Association, American Statistical Association, Econometric Society, Institute of Mathematical Statistics, Midwest Economics Associ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Garamond" fo:font-size="11pt" fo:font-weight="bold" style:font-size-asian="11pt" style:font-weight-asian="bold" style:font-name-complex="Garamond" style:font-size-complex="11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text-align="center" style:justify-single-word="false" fo:keep-with-next="always"/>
      <style:text-properties style:font-name="Garamond" fo:font-size="11pt" fo:font-weight="bold" style:font-size-asian="11pt" style:font-weight-asian="bold" style:font-name-complex="Garamond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Garamond" fo:font-size="11pt" style:font-size-asian="11pt" style:font-name-complex="Garamond" style:font-size-complex="11pt"/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Garamond" fo:font-size="11pt" style:font-size-asian="11pt" style:font-name-complex="Garamond" style:font-size-complex="11pt"/>
    </style:style>
    <style:style style:name="Body_20_Text_20_Indent_20_3" style:display-name="Body Text Indent 3" style:family="paragraph" style:parent-style-name="Standard">
      <style:paragraph-properties fo:margin-left="0in" fo:margin-right="0in" fo:text-indent="0.25in" style:auto-text-indent="false"/>
      <style:text-properties style:font-name="Garamond" fo:font-size="11pt" style:font-size-asian="11pt" style:font-name-complex="Garamond" style:font-size-complex="11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size="10pt" style:letter-kerning="true" style:font-size-asian="10pt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1" style:font-name-complex="OpenSymbol1"/>
    </style:style>
    <style:style style:name="WW8Num4z1" style:family="text">
      <style:text-properties style:font-name="OpenSymbol" style:font-name-complex="OpenSymbo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Bitstream Charter" fo:font-size="9pt" style:font-size-asian="9pt" style:font-name-complex="Bitstream Charter" style:font-size-complex="9pt"/>
    </style:style>
    <style:style style:name="MT2" style:family="text">
      <style:text-properties fo:font-size="9pt" style:font-size-asian="9pt" style:font-name-complex="Garamond" style:font-size-complex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.25in" fo:margin-bottom="0.75in" fo:margin-left="1.5in" fo:margin-right="1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75in" fo:margin-left="1.5in" fo:margin-right="1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footer>
        <text:p text:style-name="Footer"><draw:frame draw:style-name="Mfr1" draw:name="Frame1" text:anchor-type="char" svg:x="4.1256in" svg:y="0.0154in" svg:width="0.6102in" svg:height="0.3409in" draw:z-index="0"><draw:text-box><text:p text:style-name="Footer"><text:span text:style-name="Page_20_Number"><text:span text:style-name="MT1">Page </text:span></text:span><text:span text:style-name="Page_20_Number"><text:span text:style-name="MT2"><text:page-number text:select-page="current"/></text:span></text:span><text:span text:style-name="Page_20_Number"><text:span text:style-name="MT1"> of </text:span></text:span><text:span text:style-name="Page_20_Number"><text:span text:style-name="MT2"><text:page-count style:num-format="1">4</text:page-count></text:span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Gray Calhoun's CV</dc:title>
    <meta:initial-creator>ctull</meta:initial-creator>
    <meta:creation-date>2006-10-25T21:25:00</meta:creation-date>
    <dc:creator>Gray Calhoun</dc:creator>
    <dc:date>2015-05-06T09:37:32</dc:date>
    <meta:print-date>2006-06-01T15:06:00</meta:print-date>
    <meta:editing-cycles>19</meta:editing-cycles>
    <meta:editing-duration>PT00H31M07S</meta:editing-duration>
    <meta:generator>OpenOffice.org/3.1$Unix OpenOffice.org_project/310m19$Build-9420</meta:generator>
    <meta:document-statistic meta:table-count="0" meta:image-count="0" meta:object-count="0" meta:page-count="4" meta:paragraph-count="83" meta:word-count="611" meta:character-count="4626"/>
  </office:meta>
</office:document-meta>
</file>